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1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Cora Wilbur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Tishri 5, 5653</text:p>
      <text:p text:style-name="P4">Date (derived from Gregorian calendar)<text:tab/>September 26, 1892</text:p>
      <text:p text:style-name="P4">Month<text:tab/><text:tab/><text:tab/><text:tab/><text:tab/><text:tab/>September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Boston</text:p>
      <text:p text:style-name="P4">State<text:tab/><text:tab/><text:tab/><text:tab/><text:tab/><text:tab/>M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546 North Fifth St/</text:p>
      <text:p text:style-name="P2"><text:tab/><text:span text:style-name="T2">Philada</text:span><text:span text:style-name="T3">./</text:span></text:p>
      <text:p text:style-name="P2"><text:span text:style-name="T3">Rev Sabato Morais./</text:span></text:p>
      <text:p text:style-name="P2"><text:span text:style-name="T4">Care Office Jewish Exponent.</text:span><text:span text:style-name="T3">/</text:span></text:p>
      <text:p text:style-name="P2"><text:span text:style-name="T4">41. N. Tenth Street.</text:span><text:span text:style-name="T3">/</text:span></text:p>
      <text:p text:style-name="P2"><text:span text:style-name="T3"><text:tab/>Philadelphia/</text:span></text:p>
      <text:p text:style-name="P2"><text:span text:style-name="T4">Please deliver.</text:span><text:span text:style-name="T3">/</text:span></text:p>
      <text:p text:style-name="P2"><text:span text:style-name="T3"><text:tab/><text:tab/></text:span><text:span text:style-name="T2">Pa</text:span><text:span text:style-name="T3">/</text:span></text:p>
      <text:p text:style-name="P2"><text:span text:style-name="T3"/></text:p>
      <text:p text:style-name="P2"><text:span text:style-name="T3">[Page 1]</text:span></text:p>
      <text:p text:style-name="P2"><text:span text:style-name="T3">To Rev Dr S. Morais./</text:span></text:p>
      <text:p text:style-name="P2"><text:span text:style-name="T3"><text:tab/>With the heartfelt best wishes for/ the New Year. <text:s/>From his Friend/ Cora Wilburn./</text:span></text:p>
      <text:p text:style-name="P2"><text:span text:style-name="T3"/></text:p>
      <text:p text:style-name="P2"><text:soft-page-break/><text:span text:style-name="T3">The happy years of honored age, for thee,/ </text:span></text:p>
      <text:p text:style-name="P2"><text:span text:style-name="T3">Be freighted with the blessedness divine/ </text:span></text:p>
      <text:p text:style-name="P2"><text:span text:style-name="T3">Of Home and Friendship; thine the min-/istry/ </text:span></text:p>
      <text:p text:style-name="P2"><text:span text:style-name="T3">Of bringing souls to God's illumined/ shrine;/</text:span></text:p>
      <text:p text:style-name="P2"><text:span text:style-name="T3">In all the olden fervor, that the new/ </text:span></text:p>
      <text:p text:style-name="P2"><text:span text:style-name="T3">Heart-links unto the Beautiful and True./</text:span></text:p>
      <text:p text:style-name="P2"><text:span text:style-name="T3"/></text:p>
      <text:p text:style-name="P2"><text:span text:style-name="T3">Thine be the graciously awarded page/ </text:span></text:p>
      <text:p text:style-name="P2"><text:span text:style-name="T3">With characters of heavenly light inscribed,/</text:span></text:p>
      <text:p text:style-name="P2"><text:span text:style-name="T3">The spiritual tribute of an age/</text:span></text:p>
      <text:p text:style-name="P2"><text:span text:style-name="T3">By sordid worldliness, too often bribed./</text:span></text:p>
      <text:p text:style-name="P2"><text:span text:style-name="T3"/></text:p>
      <text:p text:style-name="P2"><text:span text:style-name="T3">[Page 2]</text:span></text:p>
      <text:p text:style-name="P2"><text:span text:style-name="T3">Where Israel's honor calls, uplifted still/</text:span></text:p>
      <text:p text:style-name="P2"><text:span text:style-name="T3">Thy voice proclaims God's Law, great Free-/dom's will!/</text:span></text:p>
      <text:p text:style-name="P2"><text:span text:style-name="T3"/></text:p>
      <text:p text:style-name="P2"><text:span text:style-name="T3">Unto thy century's close, that honored/ </text:span></text:p>
      <text:p text:style-name="P2"><text:span text:style-name="T3">voice/</text:span></text:p>
      <text:p text:style-name="P2"><text:span text:style-name="T3">Be heard, where'er long saddened hearts/ </text:span></text:p>
      <text:p text:style-name="P2"><text:span text:style-name="T3">rejoice!/</text:span></text:p>
      <text:p text:style-name="P2"><text:span text:style-name="T3">As Friend afar, yet with Truth's solace/</text:span></text:p>
      <text:p text:style-name="P2"><text:span text:style-name="T3">near,/</text:span></text:p>
      <text:p text:style-name="P2"><text:span text:style-name="T3">Accept my humble tribute of the year!/</text:span></text:p>
      <text:p text:style-name="P2"><text:span text:style-name="T3"/></text:p>
      <text:p text:style-name="P2"><text:span text:style-name="T3">Tishri 5th 5653.<text:tab/>Septr 26th 1892./</text:span></text:p>
      <text:p text:style-name="P2"><text:span text:style-name="T3"/></text:p>
      <text:p text:style-name="P2"><text:span text:style-name="T3">Brighton District. Boston. Mas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4:07:16.78</meta:creation-date>
    <dc:date>2011-12-06T14:15:35.49</dc:date>
    <dc:creator>Penn Libraries</dc:creator>
    <meta:editing-duration>PT00H08M1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94" meta:word-count="333" meta:character-count="2303"/>
  </office:meta>
</office:document-meta>
</file>